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system-ui, 'Segoe UI', 'Noto Sans', Helvetica, Arial, sans-serif, 'Apple Color Emoji', 'Segoe UI Emoji'" style:font-charset="x-symbol"/>
    <style:font-face style:name="ui-monospace" svg:font-family="ui-monospace, SFMono-Regular, 'SF Mono', Menlo, Consolas, 'Liberation Mono', monospace"/>
  </office:font-face-decls>
  <office:automatic-styles>
    <style:style style:name="P1" style:family="paragraph" style:parent-style-name="Heading_20_1">
      <style:paragraph-properties fo:margin-left="0cm" fo:margin-right="0cm" fo:margin-top="0cm" fo:margin-bottom="0.36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loext:opacity="100%" style:font-name="apple-system" fo:letter-spacing="normal" fo:font-style="normal" fo:font-weight="normal"/>
    </style:style>
    <style:style style:name="P2" style:family="paragraph" style:parent-style-name="Preformatted_20_Text">
      <style:paragraph-properties fo:margin-left="0cm" fo:margin-right="0cm" fo:margin-top="0cm" fo:margin-bottom="0cm" style:contextual-spacing="false" fo:line-height="145%" fo:orphans="2" fo:widows="2" fo:text-indent="0cm" style:auto-text-indent="false" fo:padding="0cm" fo:border="none"/>
    </style:style>
    <style:style style:name="P3" style:family="paragraph" style:parent-style-name="Preformatted_20_Text">
      <style:paragraph-properties fo:margin-top="0cm" fo:margin-bottom="0cm" style:contextual-spacing="false" fo:line-height="145%" fo:orphans="2" fo:widows="2" fo:padding="0cm" fo:border="none"/>
    </style:style>
    <style:style style:name="P4" style:family="paragraph" style:parent-style-name="Text_20_body">
      <style:paragraph-properties fo:margin-left="0cm" fo:margin-right="0cm" fo:margin-top="0cm" fo:margin-bottom="0.36cm" style:contextual-spacing="false" fo:orphans="2" fo:widows="2" fo:text-indent="0cm" style:auto-text-indent="false"/>
      <style:text-properties fo:font-variant="normal" fo:text-transform="none" fo:color="#24292f" loext:opacity="100%" style:font-name="apple-system" fo:font-size="10.1999998092651pt" fo:letter-spacing="normal" fo:font-style="normal" fo:font-weight="normal"/>
    </style:style>
    <style:style style:name="P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4292f" loext:opacity="100%" style:font-name="apple-system" fo:font-size="10.1999998092651pt" fo:letter-spacing="normal" fo:font-style="normal" fo:font-weight="normal"/>
    </style:style>
    <style:style style:name="T1" style:family="text">
      <style:text-properties fo:font-variant="normal" fo:text-transform="none" fo:color="#24292f" loext:opacity="100%" style:font-name="ui-monospace" fo:font-size="8.30000019073486pt" fo:letter-spacing="normal" fo:font-style="normal" fo:font-weight="normal" fo:background-color="transparent" loext:char-shading-value="0" loext:padding="0cm" loext:border="none"/>
    </style:style>
    <style:style style:name="T2" style:family="text">
      <style:text-properties officeooo:rsid="000edd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TEP <text:span text:style-name="T2">3</text:span> — INSTALLING MYSQL</text:h>
      <text:p text:style-name="P4">Now that you have a web server up and running, you need to install a Database Management System (DBMS) to be able to store and manage data for your site in a relational database. MySQL is a popular relational database management system used within PHP environments, so we will use it in our project.</text:p>
      <text:p text:style-name="P4">Again, use ‘apt’ to acquire and install this software:</text:p>
      <text:p text:style-name="P2"><text:span text:style-name="Source_20_Text"><text:span text:style-name="T1">$ sudo apt install mysql-server</text:span></text:span></text:p>
      <text:p text:style-name="P4">When prompted, confirm installation by typing Y, and then ENTER.</text:p>
      <text:p text:style-name="P4">When the installation is finished, log in to the MySQL console by typing:</text:p>
      <text:p text:style-name="P2"><text:span text:style-name="Source_20_Text"><text:span text:style-name="T1">$ sudo mysql</text:span></text:span></text:p>
      <text:p text:style-name="P4">This will connect to the MySQL server as the administrative database user root, which is inferred by the use of sudo when running this command. You should see output like this:</text:p>
      <text:p text:style-name="P2"><text:span text:style-name="Source_20_Text"><text:span text:style-name="T1">Welcome to the MySQL monitor. <text:s/>Commands end with ; or \g.</text:span></text:span></text:p>
      <text:p text:style-name="P3"><text:span text:style-name="Source_20_Text"><text:span text:style-name="T1">Your MySQL connection id is 11</text:span></text:span></text:p>
      <text:p text:style-name="P3"><text:span text:style-name="Source_20_Text"><text:span text:style-name="T1">Server version: 8.0.22-0ubuntu0.20.04.3 (Ubuntu)</text:span></text:span></text:p>
      <text:p text:style-name="P3"/>
      <text:p text:style-name="P3"><text:span text:style-name="Source_20_Text"><text:span text:style-name="T1">Copyright (c) 2000, 2020, Oracle and/or its affiliates. All rights reserved.</text:span></text:span></text:p>
      <text:p text:style-name="P3"/>
      <text:p text:style-name="P3"><text:span text:style-name="Source_20_Text"><text:span text:style-name="T1">Oracle is a registered trademark of Oracle Corporation and/or its</text:span></text:span></text:p>
      <text:p text:style-name="P3"><text:span text:style-name="Source_20_Text"><text:span text:style-name="T1">affiliates. Other names may be trademarks of their respective</text:span></text:span></text:p>
      <text:p text:style-name="P3"><text:span text:style-name="Source_20_Text"><text:span text:style-name="T1">owners.</text:span></text:span></text:p>
      <text:p text:style-name="P3"/>
      <text:p text:style-name="P3"><text:span text:style-name="Source_20_Text"><text:span text:style-name="T1">Type 'help;' or '\h' for help. Type '\c' to clear the current input statement.</text:span></text:span></text:p>
      <text:p text:style-name="P3"/>
      <text:p text:style-name="P3"><text:span text:style-name="Source_20_Text"><text:span text:style-name="T1">mysql&gt; </text:span></text:span></text:p>
      <text:p text:style-name="P4">It’s recommended that you run a security script that comes pre-installed with MySQL. This script will remove some insecure default settings and lock down access to your database system. Before running the script you will set a password for the root user, using mysql_native_password as default authentication method. We’re defining this user’s password as PassWord.1.</text:p>
      <text:p text:style-name="P2"><text:span text:style-name="Source_20_Text"><text:span text:style-name="T1">ALTER USER 'root'@'localhost' IDENTIFIED WITH mysql_native_password BY 'PassWord.1';</text:span></text:span></text:p>
      <text:p text:style-name="P4">Exit the MySQL shell with:</text:p>
      <text:p text:style-name="P2"><text:span text:style-name="Source_20_Text"><text:span text:style-name="T1">mysql&gt; exit</text:span></text:span></text:p>
      <text:p text:style-name="P4">Start the interactive script by running:</text:p>
      <text:p text:style-name="P2"><text:span text:style-name="Source_20_Text"><text:span text:style-name="T1">$ sudo mysql_secure_installation</text:span></text:span></text:p>
      <text:p text:style-name="P4">This will ask if you want to configure the VALIDATE PASSWORD PLUGIN.</text:p>
      <text:p text:style-name="P4">Note: Enabling this feature is something of a judgment call. If enabled, passwords which don’t match the specified criteria will be rejected by MySQL with an error. It is safe to leave validation disabled, but you should always use strong, unique passwords for database credentials.</text:p>
      <text:p text:style-name="P4"><text:soft-page-break/>Answer Y for yes, or anything else to continue without enabling.</text:p>
      <text:p text:style-name="P2"><text:span text:style-name="Source_20_Text"><text:span text:style-name="T1">VALIDATE PASSWORD PLUGIN can be used to test passwords</text:span></text:span></text:p>
      <text:p text:style-name="P3"><text:span text:style-name="Source_20_Text"><text:span text:style-name="T1">and improve security. It checks the strength of password</text:span></text:span></text:p>
      <text:p text:style-name="P3"><text:span text:style-name="Source_20_Text"><text:span text:style-name="T1">and allows the users to set only those passwords which are</text:span></text:span></text:p>
      <text:p text:style-name="P3"><text:span text:style-name="Source_20_Text"><text:span text:style-name="T1">secure enough. Would you like to setup VALIDATE PASSWORD plugin?</text:span></text:span></text:p>
      <text:p text:style-name="P3"/>
      <text:p text:style-name="P3"><text:span text:style-name="Source_20_Text"><text:span text:style-name="T1">Press y|Y for Yes, any other key for No:</text:span></text:span></text:p>
      <text:p text:style-name="P4">If you answer “yes”, you’ll be asked to select a level of password validation. Keep in mind that if you enter 2 for the strongest level, you will receive errors when attempting to set any password which does not contain numbers, upper and lowercase letters, and special characters, or which is based on common dictionary words e.g PassWord.1.</text:p>
      <text:p text:style-name="P2"><text:span text:style-name="Source_20_Text"><text:span text:style-name="T1">There are three levels of password validation policy:</text:span></text:span></text:p>
      <text:p text:style-name="P3"/>
      <text:p text:style-name="P3"><text:span text:style-name="Source_20_Text"><text:span text:style-name="T1">LOW <text:s text:c="3"/>Length &gt;= 8</text:span></text:span></text:p>
      <text:p text:style-name="P3"><text:span text:style-name="Source_20_Text"><text:span text:style-name="T1">MEDIUM Length &gt;= 8, numeric, mixed case, and special characters</text:span></text:span></text:p>
      <text:p text:style-name="P3"><text:span text:style-name="Source_20_Text"><text:span text:style-name="T1">STRONG Length &gt;= 8, numeric, mixed case, special characters and dictionary <text:s text:c="13"/>file</text:span></text:span></text:p>
      <text:p text:style-name="P3"/>
      <text:p text:style-name="P3"><text:span text:style-name="Source_20_Text"><text:span text:style-name="T1">Please enter 0 = LOW, 1 = MEDIUM and 2 = STRONG: 1</text:span></text:span></text:p>
      <text:p text:style-name="P4">Regardless of whether you chose to set up the VALIDATE PASSWORD PLUGIN, your server will next ask you to select and confirm a password for the MySQL root user. This is not to be confused with the system root. The database root user is an administrative user with full privileges over the database system. Even though the default authentication method for the MySQL root user dispenses the use of a password, even when one is set, you should define a strong password here as an additional safety measure. We’ll talk about this in a moment.</text:p>
      <text:p text:style-name="P4">If you enabled password validation, you’ll be shown the password strength for the root password you just entered and your server will ask if you want to continue with that password. If you are happy with your current password, enter Y for “yes” at the prompt:</text:p>
      <text:p text:style-name="P2"><text:span text:style-name="Source_20_Text"><text:span text:style-name="T1">Estimated strength of the password: 100 </text:span></text:span></text:p>
      <text:p text:style-name="P3"><text:span text:style-name="Source_20_Text"><text:span text:style-name="T1">Do you wish to continue with the password provided?(Press y|Y for Yes, any other key for No) : y</text:span></text:span></text:p>
      <text:p text:style-name="P4">For the rest of the questions, press Y and hit the ENTER key at each prompt. This will prompt you to change the root password, remove some anonymous users and the test database, disable remote root logins, and load these new rules so that MySQL immediately respects the changes you have made.</text:p>
      <text:p text:style-name="P4">When you’re finished, test if you’re able to log in to the MySQL console by typing:</text:p>
      <text:p text:style-name="P2"><text:span text:style-name="Source_20_Text"><text:span text:style-name="T1">$ sudo mysql -p</text:span></text:span></text:p>
      <text:p text:style-name="P4">Notice the -p flag in this command, which will prompt you for the password used after changing the root user password.</text:p>
      <text:p text:style-name="P4">To exit the MySQL console, type:</text:p>
      <text:p text:style-name="P2"><text:span text:style-name="Source_20_Text"><text:span text:style-name="T1">mysql&gt; exit</text:span></text:span></text:p>
      <text:p text:style-name="P4">Notice that you need to provide a password to connect as the root user.</text:p>
      <text:p text:style-name="P4"><text:soft-page-break/>For increased security, it’s best to have dedicated user accounts with less expansive privileges set up for every database, especially if you plan on having multiple databases hosted on your server.</text:p>
      <text:p text:style-name="P4">Note: At the time of this writing, the native MySQL PHP library mysqlnd doesn’t support caching_sha2_authentication, the default authentication method for MySQL 8. For that reason, when creating database users for PHP applications on MySQL 8, you’ll need to make sure they’re configured to use mysql_native_password instead.</text:p>
      <text:p text:style-name="P5">Your MySQL server is now installed and secured. Next, we will install PHP, the final component in the LAMP stack.</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system-ui, 'Segoe UI', 'Noto Sans', Helvetica, Arial, sans-serif, 'Apple Color Emoji', 'Segoe UI Emoji'"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5T11:52:47.939254830</meta:creation-date>
    <meta:generator>LibreOffice/7.4.2.3$MacOSX_X86_64 LibreOffice_project/382eef1f22670f7f4118c8c2dd222ec7ad009daf</meta:generator>
    <dc:date>2023-01-15T17:48:36.361175274</dc:date>
    <meta:editing-duration>PT45S</meta:editing-duration>
    <meta:editing-cycles>1</meta:editing-cycles>
    <meta:document-statistic meta:table-count="0" meta:image-count="0" meta:object-count="0" meta:page-count="3" meta:paragraph-count="51" meta:word-count="875" meta:character-count="5217" meta:non-whitespace-character-count="4373"/>
  </office:meta>
</office:document-meta>
</file>